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T1" style:family="text">
      <style:text-properties officeooo:rsid="00128df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📦 Ubica-Pin — v0.9.2</text:h>
      <text:p text:style-name="Text_20_body"><text:span text:style-name="Strong_20_Emphasis">Release:</text:span> 2026 <text:span text:style-name="T1">PREPARADO app.json PARA PWA GENERA ICONO Y NAVEGADOR SIN LA BARRA. EN LAS VERSIONES ANTERIORES TAMBIÉN</text:span></text:p>
      <text:h text:style-name="Heading_20_2" text:outline-level="2">✨ Nuevas funciones</text:h>
      <text:list text:style-name="L1">
        <text:list-item>
          <text:p text:style-name="P1">Exportación de ubicaciones a archivo JSON desde el menú de ajustes.</text:p>
        </text:list-item>
        <text:list-item>
          <text:p text:style-name="P1">Nombre de archivo diferenciado según modo de uso:</text:p>
          <text:list>
            <text:list-item>
              <text:p text:style-name="P1"><text:span text:style-name="Source_20_Text">L_ubicapin_locations.json</text:span> para exportaciones <text:span text:style-name="Strong_20_Emphasis">Local</text:span>.</text:p>
            </text:list-item>
            <text:list-item>
              <text:p text:style-name="P1"><text:span text:style-name="Source_20_Text">S_ubicapin_locations.json</text:span> para exportaciones <text:span text:style-name="Strong_20_Emphasis">Sync (Firebase)</text:span>.</text:p>
            </text:list-item>
          </text:list>
        </text:list-item>
        <text:list-item>
          <text:p text:style-name="P1">Opción de <text:span text:style-name="Strong_20_Emphasis">importar ubicaciones desde archivo JSON</text:span>.</text:p>
        </text:list-item>
      </text:list>
      <text:p text:style-name="Horizontal_20_Line"/>
      <text:h text:style-name="Heading_20_2" text:outline-level="2">🔧 Mejoras</text:h>
      <text:list text:style-name="L2">
        <text:list-item>
          <text:p text:style-name="P2">Simplificación del sistema de descarga/exportación para que funcione correctamente en <text:span text:style-name="Strong_20_Emphasis">Safari iOS</text:span>.</text:p>
        </text:list-item>
        <text:list-item>
          <text:p text:style-name="P2">Mejora del flujo de exportación para abrir el diálogo de <text:span text:style-name="Strong_20_Emphasis">guardar o compartir archivo</text:span> desde el navegador.</text:p>
        </text:list-item>
        <text:list-item>
          <text:p text:style-name="P2">Mejor identificación de copias de seguridad diferenciando <text:span text:style-name="Strong_20_Emphasis">modo local y modo sincronizado</text:span>.</text:p>
        </text:list-item>
      </text:list>
      <text:p text:style-name="Horizontal_20_Line"/>
      <text:h text:style-name="Heading_20_2" text:outline-level="2">🐞 Correcciones</text:h>
      <text:list text:style-name="L3">
        <text:list-item>
          <text:p text:style-name="P3">Corregido error en la generación del archivo JSON durante la exportación en web.</text:p>
        </text:list-item>
        <text:list-item>
          <text:p text:style-name="P3">Eliminado código incorrecto (<text:span text:style-name="Source_20_Text">URL.revokeObjectURL(url)</text:span> sin variable definida).</text:p>
        </text:list-item>
        <text:list-item>
          <text:p text:style-name="P3">Corregido cierre incorrecto de bloques en la función <text:span text:style-name="Source_20_Text">exportLocations</text:span>.</text:p>
        </text:list-item>
        <text:list-item>
          <text:p text:style-name="P3">Mejor manejo de compatibilidad con <text:span text:style-name="Strong_20_Emphasis">Safari móvil</text:span> al generar archivos.</text:p>
        </text:list-item>
      </text:list>
      <text:p text:style-name="Horizontal_20_Line"/>
      <text:h text:style-name="Heading_20_2" text:outline-level="2">📱 Cambios de plataforma</text:h>
      <text:list text:style-name="L4">
        <text:list-item>
          <text:p text:style-name="P4">Eliminado el uso de <text:span text:style-name="Strong_20_Emphasis">PWA</text:span> debido a problemas persistentes con la geolocalización en iOS.</text:p>
        </text:list-item>
        <text:list-item>
          <text:p text:style-name="P4">La aplicación se ejecuta ahora <text:span text:style-name="Strong_20_Emphasis">directamente en navegador web</text:span>, manteniendo compatibilidad completa con GPS y exportación de archivo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Egap</meta:initial-creator>
    <meta:creation-date>2026-03-15T23:16:52.127867700</meta:creation-date>
    <dc:date>2026-03-15T23:51:33.554985900</dc:date>
    <dc:creator>Egap</dc:creator>
    <meta:editing-duration>PT1M24S</meta:editing-duration>
    <meta:editing-cycles>2</meta:editing-cycles>
    <meta:generator>LibreOffice/25.8.5.2$Windows_X86_64 LibreOffice_project/9c8b85f387cc00a89945a79c9e6239f32e450ac2</meta:generator>
    <meta:document-statistic meta:table-count="0" meta:image-count="0" meta:object-count="0" meta:page-count="1" meta:paragraph-count="20" meta:word-count="193" meta:character-count="1294" meta:non-whitespace-character-count="1134"/>
  </office:meta>
</office:document-meta>
</file>